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13.83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407cm"/>
    </style:style>
    <style:style style:name="pr4" style:family="presentation" style:parent-style-name="Default-title">
      <style:graphic-properties draw:textarea-vertical-align="top" fo:min-height="16.256cm"/>
    </style:style>
    <style:style style:name="P1" style:family="paragraph">
      <style:text-properties style:font-name="DejaVu Sans Condensed" fo:font-size="44pt" style:font-size-asian="44pt" style:font-size-complex="44pt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font-name="DejaVu Sans Condensed" fo:font-size="32pt" style:font-size-asian="32pt" style:font-size-complex="32pt"/>
    </style:style>
    <style:style style:name="T1" style:family="text">
      <style:text-properties style:font-name="DejaVu Sans Condensed" fo:font-size="44pt" style:font-size-asian="44pt" style:font-size-complex="44pt"/>
    </style:style>
    <style:style style:name="T2" style:family="text">
      <style:text-properties style:font-name="DejaVu Sans Condensed" fo:font-size="32pt" style:font-size-asian="32pt" style:font-size-complex="32pt"/>
    </style:style>
    <style:style style:name="T3" style:family="text">
      <style:text-properties style:font-name="DejaVu Sans Condensed" fo:font-size="32pt" fo:font-style="italic" style:font-size-asian="32pt" style:font-style-asian="italic" style:font-size-complex="32pt" style:font-style-complex="italic"/>
    </style:style>
    <style:style style:name="T4" style:family="text">
      <style:text-properties style:font-name="DejaVu Sans Condensed" fo:font-size="20pt" style:font-size-asian="20pt" style:font-size-complex="20pt"/>
    </style:style>
    <style:style style:name="T5" style:family="text">
      <style:text-properties style:font-name="FreeMono" fo:font-size="32pt" style:font-size-asian="32pt" style:font-size-complex="32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DejaVu Sans Condensed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FreeMono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DejaVu Sans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6.599cm" svg:height="13.834cm" svg:x="0.6cm" svg:y="3.675cm" presentation:class="title" presentation:user-transformed="true">
          <draw:text-box>
            <text:p><text:span text:style-name="T1">Apprentissage de la programmation</text:span><text:span text:style-name="T1"><text:line-break/></text:span><text:span text:style-name="T1"><text:line-break/></text:span><text:span text:style-name="T1"><text:line-break/></text:span><text:span text:style-name="T2">Michel Blancard</text:span><text:span text:style-name="T2"><text:line-break/></text:span><text:span text:style-name="T2"><text:a xlink:href="mailto:p7@michelblancard.fr" xlink:type="simple">p7@michelblancard.fr</text:a></text:span><text:span text:style-name="T2"><text:line-break/></text:span><text:span text:style-name="T2"><text:line-break/></text:span><text:span text:style-name="T2"><text:line-break/></text:span><text:span text:style-name="T2">Lien racine : https://bit.ly/2DmV7f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Objectifs pédagogiques</text:span></text:p>
          </draw:text-box>
        </draw:frame>
        <draw:frame presentation:style-name="pr4" draw:text-style-name="P4" draw:layer="layout" svg:width="26.599cm" svg:height="16.256cm" svg:x="0.701cm" svg:y="4.064cm" presentation:class="title" presentation:user-transformed="true">
          <draw:text-box>
            <text:p text:style-name="P3"><text:span text:style-name="T2">A la fin de ce cours :</text:span><text:span text:style-name="T2"><text:line-break/></text:span><text:span text:style-name="T2"><text:line-break/></text:span><text:span text:style-name="T2">- vous saurez ce qu’est la programmation</text:span><text:span text:style-name="T2"><text:line-break/></text:span><text:span text:style-name="T2"><text:line-break/></text:span><text:span text:style-name="T2">- vous ne saurez pas </text:span><text:span text:style-name="T3">bien</text:span><text:span text:style-name="T2"> programmer, mais vous saurez dans quelle direction aller pour </text:span><text:span text:style-name="T3">améliorer</text:span><text:span text:style-name="T2"> votre pratique</text:span><text:span text:style-name="T2"><text:line-break/></text:span><text:span text:style-name="T2"><text:line-break/></text:span><text:span text:style-name="T2">- vous aurez un vernis sur quelques enjeux sociétaux relatifs au numériqu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Structure du cours</text:span></text:p>
          </draw:text-box>
        </draw:frame>
        <draw:frame presentation:style-name="pr4" draw:text-style-name="P4" draw:layer="layout" svg:width="26.599cm" svg:height="16.256cm" svg:x="0.701cm" svg:y="4.064cm" presentation:class="title" presentation:user-transformed="true">
          <draw:text-box>
            <text:p text:style-name="P3"><text:span text:style-name="T2"><text:line-break/></text:span><text:span text:style-name="T2">Pour chaque séance :</text:span><text:span text:style-name="T2"><text:line-break/></text:span><text:span text:style-name="T2"><text:line-break/></text:span><text:span text:style-name="T2">1. Exposé d’un groupe (10-15mn)</text:span><text:span text:style-name="T2"><text:line-break/></text:span><text:span text:style-name="T2">2. Introduction sur un enjeu du numérique (10-15mn)</text:span><text:span text:style-name="T2"><text:line-break/></text:span><text:span text:style-name="T2">3. Présentation sur un sujet technique</text:span><text:span text:style-name="T2"><text:line-break/></text:span><text:span text:style-name="T2">4. Correction d’un exercice</text:span><text:span text:style-name="T2"><text:line-break/></text:span><text:span text:style-name="T2">5. Travaux sur machines</text:span><text:span text:style-name="T2"><text:line-break/></text:span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Plan des séances</text:span></text:p>
          </draw:text-box>
        </draw:frame>
        <draw:frame presentation:style-name="pr4" draw:text-style-name="P4" draw:layer="layout" svg:width="26.599cm" svg:height="16.256cm" svg:x="0.701cm" svg:y="4.064cm" presentation:class="title" presentation:user-transformed="true">
          <draw:text-box>
            <text:p text:style-name="P3"><text:span text:style-name="T2">1. Le terminal de commandes (technique)</text:span><text:span text:style-name="T2"><text:line-break/></text:span><text:span text:style-name="T2">2. Modèles économiques du numérique</text:span><text:span text:style-name="T2"><text:line-break/></text:span><text:span text:style-name="T2">3. Informatique et démocratie</text:span><text:span text:style-name="T2"><text:line-break/></text:span><text:span text:style-name="T2">4. Intelligence artificielle</text:span><text:span text:style-name="T2"><text:line-break/></text:span><text:span text:style-name="T2">5. Droit du numérique</text:span><text:span text:style-name="T2"><text:line-break/></text:span><text:span text:style-name="T2">6. Contrôle de version avec Git (technique)</text:span><text:span text:style-name="T2"><text:line-break/></text:span><text:span text:style-name="T2">7. Informatique en entreprise</text:span><text:span text:style-name="T2"><text:line-break/></text:span><text:span text:style-name="T2">8. Méthodes de développement logiciel</text:span><text:span text:style-name="T2"><text:line-break/></text:span><text:span text:style-name="T2">9. Métiers de l’informatique</text:span><text:span text:style-name="T2"><text:line-break/></text:span><text:span text:style-name="T2">10. (à définir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Evaluation</text:span></text:p>
          </draw:text-box>
        </draw:frame>
        <draw:frame presentation:style-name="pr4" draw:text-style-name="P4" draw:layer="layout" svg:width="26.599cm" svg:height="16.256cm" svg:x="0.701cm" svg:y="4.064cm" presentation:class="title" presentation:user-transformed="true">
          <draw:text-box>
            <text:p text:style-name="P3"><text:span text:style-name="T2">(à définir d’ici 2-3 semaines)</text:span><text:span text:style-name="T2"><text:line-break/></text:span><text:span text:style-name="T2"><text:line-break/></text:span><text:span text:style-name="T2"><text:line-break/></text:span><text:span text:style-name="T2">- 20 % assiduité</text:span><text:span text:style-name="T2"><text:line-break/></text:span><text:span text:style-name="T2">- 20 % exposé</text:span><text:span text:style-name="T2"><text:line-break/></text:span><text:span text:style-name="T2">- 20 % résultat des TD</text:span><text:span text:style-name="T2"><text:line-break/></text:span><text:span text:style-name="T2">- 20 % participation aux TD</text:span><text:span text:style-name="T2"><text:line-break/></text:span><text:span text:style-name="T2">- 20 % contrôle de connaissances</text:span><text:span text:style-name="T2"><text:line-break/></text:span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Le terminal de commandes</text:span><text:span text:style-name="T1"><text:line-break/></text:span><text:span text:style-name="T4">Liste de commandes fréquentes</text:span></text:p>
          </draw:text-box>
        </draw:frame>
        <draw:frame presentation:style-name="pr4" draw:text-style-name="P4" draw:layer="layout" svg:width="26.599cm" svg:height="16.256cm" svg:x="0.701cm" svg:y="4.064cm" presentation:class="title" presentation:user-transformed="true">
          <draw:text-box>
            <text:p text:style-name="P3"><text:span text:style-name="T2"><text:line-break/></text:span><text:span text:style-name="T2">1. cd - « change directory »</text:span><text:span text:style-name="T2"><text:line-break/></text:span><text:span text:style-name="T2">Navigue dans l’arborescence</text:span><text:span text:style-name="T2"><text:line-break/></text:span><text:span text:style-name="T2"><text:line-break/></text:span><text:span text:style-name="T5">cd $HOME</text:span><text:span text:style-name="T2"><text:line-break/></text:span><text:span text:style-name="T2">Aller dans le répertoire racine de l’utilisateur</text:span><text:span text:style-name="T2"><text:line-break/></text:span><text:span text:style-name="T2"><text:line-break/></text:span><text:span text:style-name="T5">cd Desktop</text:span><text:span text:style-name="T5"><text:line-break/></text:span><text:span text:style-name="T5">cd Bureau</text:span><text:span text:style-name="T2"><text:line-break/></text:span><text:span text:style-name="T2">Aller dans le sous-répertoire « Desktop » ou « Bureau » du répertoire actue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Le terminal de commandes</text:span><text:span text:style-name="T1"><text:line-break/></text:span><text:span text:style-name="T4">Liste de commandes fréquentes</text:span></text:p>
          </draw:text-box>
        </draw:frame>
        <draw:frame presentation:style-name="pr4" draw:text-style-name="P4" draw:layer="layout" svg:width="26.599cm" svg:height="16.256cm" svg:x="0.701cm" svg:y="4.064cm" presentation:class="title" presentation:user-transformed="true">
          <draw:text-box>
            <text:p text:style-name="P3"><text:span text:style-name="T2"><text:line-break/></text:span><text:span text:style-name="T2">2. ls - « list directory »</text:span><text:span text:style-name="T2"><text:line-break/></text:span><text:span text:style-name="T2">Liste le contenu d’un répertoire</text:span><text:span text:style-name="T2"><text:line-break/></text:span><text:span text:style-name="T2"><text:line-break/></text:span><text:span text:style-name="T5">ls</text:span><text:span text:style-name="T2"><text:line-break/></text:span><text:span text:style-name="T2">Liste le contenu du répertoire courant</text:span><text:span text:style-name="T2"><text:line-break/></text:span><text:span text:style-name="T2"><text:line-break/></text:span><text:span text:style-name="T5">ls $HOME/Bureau</text:span><text:span text:style-name="T2"><text:line-break/></text:span><text:span text:style-name="T2">Liste le contenu du répertoire « $HOME/Desktop »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Le terminal de commandes</text:span><text:span text:style-name="T1"><text:line-break/></text:span><text:span text:style-name="T4">Liste de commandes fréquentes</text:span></text:p>
          </draw:text-box>
        </draw:frame>
        <draw:frame presentation:style-name="pr4" draw:text-style-name="P4" draw:layer="layout" svg:width="26.599cm" svg:height="16.256cm" svg:x="0.701cm" svg:y="4.064cm" presentation:class="title" presentation:user-transformed="true">
          <draw:text-box>
            <text:p text:style-name="P3"><text:span text:style-name="T2"><text:line-break/></text:span><text:span text:style-name="T2">3. pwd - « print working directory »</text:span><text:span text:style-name="T2"><text:line-break/></text:span><text:span text:style-name="T2">Affiche le chemin du répertoire courant</text:span><text:span text:style-name="T2"><text:line-break/></text:span><text:span text:style-name="T2"><text:line-break/></text:span><text:span text:style-name="T5">pwd</text:span><text:span text:style-name="T2"><text:line-break/></text:span><text:span text:style-name="T2">S’utilise sans argument</text:span><text:span text:style-name="T2"><text:line-break/></text:span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Le terminal de commandes</text:span><text:span text:style-name="T1"><text:line-break/></text:span><text:span text:style-name="T4">Liste de commandes fréquentes</text:span></text:p>
          </draw:text-box>
        </draw:frame>
        <draw:frame presentation:style-name="pr4" draw:text-style-name="P4" draw:layer="layout" svg:width="26.599cm" svg:height="16.256cm" svg:x="0.701cm" svg:y="4.064cm" presentation:class="title" presentation:user-transformed="true">
          <draw:text-box>
            <text:p text:style-name="P3"><text:span text:style-name="T2"><text:line-break/></text:span><text:span text:style-name="T2">4. mkdir - « make directory »</text:span><text:span text:style-name="T2"><text:line-break/></text:span><text:span text:style-name="T2">Crée un nouveau répertoire</text:span><text:span text:style-name="T2"><text:line-break/></text:span><text:span text:style-name="T2"><text:line-break/></text:span><text:span text:style-name="T5">cd $HOME/Bureau</text:span><text:span text:style-name="T5"><text:line-break/></text:span><text:span text:style-name="T5">mkdir intro-info</text:span><text:span text:style-name="T5"><text:line-break/></text:span><text:span text:style-name="T5">ls</text:span><text:span text:style-name="T5"><text:line-break/></text:span><text:span text:style-name="T5">cd intro-info</text:span><text:span text:style-name="T5"><text:line-break/></text:span><text:span text:style-name="T5">ls</text:span><text:span text:style-name="T5"><text:line-break/></text:span><text:span text:style-name="T5">pwd</text:span><text:span text:style-name="T2"><text:line-break/></text:span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Le terminal de commandes</text:span><text:span text:style-name="T1"><text:line-break/></text:span><text:span text:style-name="T4">Liste de commandes fréquentes</text:span></text:p>
          </draw:text-box>
        </draw:frame>
        <draw:frame presentation:style-name="pr4" draw:text-style-name="P4" draw:layer="layout" svg:width="26.599cm" svg:height="16.256cm" svg:x="0.701cm" svg:y="4.064cm" presentation:class="title" presentation:user-transformed="true">
          <draw:text-box>
            <text:p text:style-name="P3"><text:span text:style-name="T2"><text:line-break/></text:span><text:span text:style-name="T2">4. touch</text:span><text:span text:style-name="T2"><text:line-break/></text:span><text:span text:style-name="T2">Crée un fichier vide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5">cd $HOME/Bureau/intro-info</text:span><text:span text:style-name="T5"><text:line-break/></text:span><text:span text:style-name="T5">touch code.py</text:span><text:span text:style-name="T5"><text:line-break/></text:span><text:span text:style-name="T5">l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Le terminal de commandes</text:span><text:span text:style-name="T1"><text:line-break/></text:span><text:span text:style-name="T4">Liste de commandes fréquentes</text:span></text:p>
          </draw:text-box>
        </draw:frame>
        <draw:frame presentation:style-name="pr4" draw:text-style-name="P4" draw:layer="layout" svg:width="26.599cm" svg:height="16.256cm" svg:x="0.701cm" svg:y="4.064cm" presentation:class="title" presentation:user-transformed="true">
          <draw:text-box>
            <text:p text:style-name="P3"><text:span text:style-name="T2"><text:line-break/></text:span><text:span text:style-name="T2">5. rmdir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A vous de trouver 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Le terminal de commandes</text:span><text:span text:style-name="T1"><text:line-break/></text:span><text:span text:style-name="T4">Liste de commandes fréquentes</text:span></text:p>
          </draw:text-box>
        </draw:frame>
        <draw:frame presentation:style-name="pr4" draw:text-style-name="P4" draw:layer="layout" svg:width="26.599cm" svg:height="16.256cm" svg:x="0.701cm" svg:y="4.064cm" presentation:class="title" presentation:user-transformed="true">
          <draw:text-box>
            <text:p text:style-name="P3"><text:span text:style-name="T2"><text:line-break/></text:span><text:span text:style-name="T2">6. mv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A vous de trouver 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Le terminal de commandes</text:span><text:span text:style-name="T1"><text:line-break/></text:span><text:span text:style-name="T4">Liste de commandes fréquentes</text:span></text:p>
          </draw:text-box>
        </draw:frame>
        <draw:frame presentation:style-name="pr4" draw:text-style-name="P4" draw:layer="layout" svg:width="26.599cm" svg:height="16.256cm" svg:x="0.701cm" svg:y="4.064cm" presentation:class="title" presentation:user-transformed="true">
          <draw:text-box>
            <text:p text:style-name="P3"><text:span text:style-name="T6"><text:line-break/></text:span><text:span text:style-name="T6">7. python3</text:span><text:span text:style-name="T6"><text:line-break/></text:span><text:span text:style-name="T6">Exécute un script écrit en langage python</text:span><text:span text:style-name="T6"><text:line-break/></text:span><text:span text:style-name="T6"><text:line-break/></text:span><text:span text:style-name="T7">python3 --version</text:span><text:span text:style-name="T6"><text:line-break/></text:span><text:span text:style-name="T6"><text:line-break/></text:span><text:span text:style-name="T5">cd $HOME/Bureau/intro-info</text:span><text:span text:style-name="T5"><text:line-break/></text:span><text:span text:style-name="T5">python3 code.py</text:span><text:span text:style-name="T5"><text:line-break/></text:span><text:span text:style-name="T5"><text:line-break/></text:span><text:span text:style-name="T8">(code.py contient : </text:span><text:span text:style-name="T5">print('Hello world!')</text:span><text:span text:style-name="T8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9T11:58:55.954003827</meta:creation-date>
    <dc:date>2020-01-28T11:15:28.342497711</dc:date>
    <meta:editing-duration>PT8H14S</meta:editing-duration>
    <meta:editing-cycles>78</meta:editing-cycles>
    <meta:generator>LibreOffice/6.0.7.3$Linux_X86_64 LibreOffice_project/00m0$Build-3</meta:generator>
    <meta:document-statistic meta:object-count="72"/>
  </office:meta>
</office:document-meta>
</file>